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923e6"/>
    </style:style>
    <style:style style:name="P3" style:family="paragraph" style:parent-style-name="Standard">
      <style:paragraph-properties fo:line-height="165%" fo:text-align="center" style:justify-single-word="false"/>
      <style:text-properties style:font-name="Times New Roman" style:font-name-asian="Georgia" style:font-name-complex="Georgia"/>
    </style:style>
    <style:style style:name="P4" style:family="paragraph" style:parent-style-name="Standard">
      <style:paragraph-properties fo:text-align="justify" style:justify-single-word="false"/>
      <style:text-properties style:font-name="Times New Roman" style:font-name-asian="Georgia" style:font-name-complex="Georgia"/>
    </style:style>
    <style:style style:name="P5" style:family="paragraph" style:parent-style-name="Standard">
      <style:paragraph-properties fo:text-align="justify" style:justify-single-word="false"/>
      <style:text-properties style:font-name="Times New Roman" fo:background-color="#ffff00" style:font-name-asian="Georgia" style:font-name-complex="Georgia"/>
    </style:style>
    <style:style style:name="P6" style:family="paragraph" style:parent-style-name="Standard">
      <style:paragraph-properties fo:text-align="justify" style:justify-single-word="false"/>
      <style:text-properties style:font-name="Times New Roman" fo:background-color="#00ff00" style:font-name-asian="Georgia" style:font-name-complex="Georgia"/>
    </style:style>
    <style:style style:name="P7" style:family="paragraph" style:parent-style-name="Standard">
      <style:paragraph-properties fo:line-height="115%" fo:text-align="justify" style:justify-single-word="false" fo:orphans="2" fo:widows="2" fo:keep-with-next="always"/>
    </style:style>
    <style:style style:name="P8" style:family="paragraph" style:parent-style-name="Standard">
      <style:paragraph-properties fo:margin-left="0in" fo:margin-right="0in" fo:line-height="115%" fo:text-align="justify" style:justify-single-word="false" fo:orphans="2" fo:widows="2" fo:text-indent="0.2811in" style:auto-text-indent="false" fo:keep-with-next="always"/>
    </style:style>
    <style:style style:name="P9" style:family="paragraph" style:parent-style-name="Standard">
      <style:paragraph-properties fo:margin-left="0in" fo:margin-right="0in" fo:line-height="115%" fo:text-align="justify" style:justify-single-word="false" fo:orphans="2" fo:widows="2" fo:text-indent="0.2811in" style:auto-text-indent="false"/>
    </style:style>
    <style:style style:name="P10" style:family="paragraph" style:parent-style-name="Standard">
      <style:paragraph-properties fo:margin-left="0in" fo:margin-right="0in" fo:line-height="115%" fo:text-align="justify" style:justify-single-word="false" fo:orphans="2" fo:widows="2" fo:text-indent="0.2811in" style:auto-text-indent="false"/>
      <style:text-properties style:font-name="Times New Roman" style:font-name-asian="Georgia" style:font-name-complex="Georgia"/>
    </style:style>
    <style:style style:name="P11" style:family="paragraph" style:parent-style-name="Heading_20_1">
      <style:text-properties style:font-name="Times New Roman" style:font-name-asian="Georgia" style:font-name-complex="Georgia"/>
    </style:style>
    <style:style style:name="P12" style:family="paragraph" style:parent-style-name="Heading_20_1">
      <style:text-properties style:font-name="Times New Roman" officeooo:rsid="0015fefe" officeooo:paragraph-rsid="0015fefe" style:font-name-asian="Georgia" style:font-name-complex="Georgia"/>
    </style:style>
    <style:style style:name="P13" style:family="paragraph" style:parent-style-name="Heading_20_1">
      <style:text-properties style:font-name="Times New Roman" officeooo:rsid="0017906d" officeooo:paragraph-rsid="0017906d" style:font-name-asian="Georgia" style:font-name-complex="Georgia"/>
    </style:style>
    <style:style style:name="P14" style:family="paragraph" style:parent-style-name="Standard" style:master-page-name="Standard">
      <style:paragraph-properties fo:line-height="165%" fo:text-align="center" style:justify-single-word="false" style:page-number="1"/>
      <style:text-properties style:font-name="Times New Roman" fo:font-size="20pt" fo:font-weight="bold" fo:background-color="#ffff00" style:font-name-asian="Georgia" style:font-size-asian="20pt" style:font-weight-asian="bold" style:font-name-complex="Georgia" style:font-size-complex="20pt" style:font-weight-complex="bold"/>
    </style:style>
    <style:style style:name="T1" style:family="text">
      <style:text-properties style:font-name="Times New Roman" style:font-name-asian="Georgia" style:font-name-complex="Georgia"/>
    </style:style>
    <style:style style:name="T2" style:family="text">
      <style:text-properties style:font-name="Times New Roman" officeooo:rsid="0017906d" style:font-name-asian="Georgia" style:font-name-complex="Georgia"/>
    </style:style>
    <style:style style:name="T3" style:family="text">
      <style:text-properties style:font-name="Times New Roman" officeooo:rsid="001923e6" style:font-name-asian="Georgia" style:font-name-complex="Georgia"/>
    </style:style>
    <style:style style:name="T4" style:family="text">
      <style:text-properties style:font-name="Times New Roman" officeooo:rsid="0019ab07" style:font-name-asian="Georgia" style:font-name-complex="Georgia"/>
    </style:style>
    <style:style style:name="T5" style:family="text">
      <style:text-properties style:font-name="Times New Roman" fo:background-color="#ffff00" loext:char-shading-value="0" style:font-name-asian="Georgia" style:font-name-complex="Georgia"/>
    </style:style>
    <style:style style:name="T6" style:family="text">
      <style:text-properties style:font-name="Times New Roman" fo:background-color="#ffff00" loext:char-shading-value="0" style:font-name-asian="Georgia" style:font-name-complex="Georgia" style:font-size-complex="14pt" style:font-weight-complex="bold"/>
    </style:style>
    <style:style style:name="T7" style:family="text">
      <style:text-properties style:font-name="Times New Roman" officeooo:rsid="0015fefe" fo:background-color="#ffff00" loext:char-shading-value="0" style:font-name-asian="Georgia" style:font-name-complex="Georgia" style:font-size-complex="14pt" style:font-weight-complex="bold"/>
    </style:style>
    <style:style style:name="T8" style:family="text">
      <style:text-properties style:font-name="Times New Roman" fo:font-style="italic" style:font-name-asian="Georgia" style:font-style-asian="italic" style:font-name-complex="Georgia" style:font-style-complex="italic"/>
    </style:style>
    <style:style style:name="T9" style:family="text">
      <style:text-properties officeooo:rsid="0015fe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9">Studying Biographic Information Based on Geospatial <text:s text:c="2"/>and Chronological ... </text:span><text:s/>[Titolo dell’articolo: Times New Roman Bold 20]</text:p>
      <text:p text:style-name="P3"><text:span text:style-name="T9">Masoumeh Seydi gheranghiyeh</text:span>, <text:span text:style-name="T9">Leipzig University</text:span>, <text:span text:style-name="T9">m.seydi@uni-leipzig.de</text:span></text:p>
      <text:p text:style-name="P3">Nome e Cognome, Affiliazione, e-mail <text:s text:c="9"/></text:p>
      <text:p text:style-name="Heading_20_1"><text:span text:style-name="T7">Abstract</text:span><text:span text:style-name="T6"> [Titolo di sezione: Times New Roman Bold 14]</text:span></text:p>
      <text:p text:style-name="P7"><text:span text:style-name="T1">Testo del primo paragrafo …. etc. etc.... </text:span><text:span text:style-name="T5">Questo abstract può essere lungo 2, 4 o 6 pagine ...</text:span></text:p>
      <text:p text:style-name="P8"><text:span text:style-name="T1">Testo del secondo paragrafo</text:span><text:span text:style-name="T1"><text:note text:id="ftn1" text:note-class="footnote"><text:note-citation>1</text:note-citation><text:note-body><text:p text:style-name="Footnote">Nota a piè di pagina [Nota: Times New Roman 10]</text:p></text:note-body></text:note></text:span><text:span text:style-name="T1"> … etc. etc. </text:span></text:p>
      <text:p text:style-name="P10">Testo del terzo paragrafo, etc. etc.</text:p>
      <text:p text:style-name="P9"><text:span text:style-name="T1">…. </text:span><text:span text:style-name="T5">[Corpo del testo: Times New Roman 12]</text:span></text:p>
      <text:p text:style-name="P12">Introduction</text:p>
      <text:p text:style-name="P4">Testo del primo paragrafo … etc. etc. …. come detto in (Pollan 2006, 99–100) ... </text:p>
      <text:p text:style-name="P13">Biographical Data connected to the Geography and Time</text:p>
      <text:p text:style-name="P2"><text:span text:style-name="T3">Biographical collections are a huge part of the Islamic pre-modern literature</text:span><text:span text:style-name="T2">. </text:span><text:span text:style-name="T3">They mainly partially or totally cover the information about social and/or religious individuals and groups, location and/or time periods, and historical events. Generally, biographical information is some how related to the location and time which helps to better understanding of the geography and social history. </text:span><text:span text:style-name="T4">Having</text:span><text:span text:style-name="T3"> the biographical information, </text:span><text:span text:style-name="T4">geospatial information together with chronological association</text:span><text:span text:style-name="T3">, </text:span><text:span text:style-name="T4">we need to prepare the infrastructure which chronological and biographical data can mount on and be shown visually <text:s/></text:span><text:span text:style-name="T3"><text:s text:c="3"/></text:span><text:span text:style-name="T1"><text:line-break/></text:span><text:span text:style-name="T5">(Eventuali Figure, didascalie e tabelle saranno riformattate dalla redazione, quindi possono essere inserite con formato a piacere)</text:span></text:p>
      <text:p text:style-name="P11"><text:bookmark text:name="h.bitt7phlslyg"/>Riferimenti Bibliografici</text:p>
      <text:p text:style-name="P1"><text:span text:style-name="T1">Pollan, Michael. 2006. </text:span><text:span text:style-name="T8">The Omnivore’s Dilemma: A Natural History of Four Meals</text:span><text:span text:style-name="T1">. New York: Penguin.</text:span></text:p>
      <text:p text:style-name="P4">…</text:p>
      <text:p text:style-name="P5">Seguire le linee guida del Chicago Manual of Style Online: </text:p>
      <text:p text:style-name="P5">http://www.chicagomanualofstyle.org/tools_citationguide.html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default-outline-level="" style:class="text">
      <style:paragraph-properties fo:margin-top="0.278in" fo:margin-bottom="0.0835in" loext:contextual-spacing="true" fo:keep-together="always" fo:keep-with-next="always"/>
      <style:text-properties fo:font-size="14pt" fo:font-weight="bold" style:font-size-asian="14pt" style:font-weight-asian="bold" style:font-size-complex="20pt"/>
    </style:style>
    <style:style style:name="LO-normal" style:family="paragraph" style:default-outline-level="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Footnote" style:family="paragraph" style:parent-style-name="Standard" style:default-outline-level="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na</meta:initial-creator>
    <meta:editing-cycles>5</meta:editing-cycles>
    <meta:creation-date>2016-07-22T05:38:00</meta:creation-date>
    <dc:date>2016-10-31T10:58:19.226567214</dc:date>
    <dc:language>en-US</dc:language>
    <meta:editing-duration>PT21M41S</meta:editing-duration>
    <meta:generator>LibreOffice/5.0.6.2$Linux_X86_64 LibreOffice_project/00m0$Build-2</meta:generator>
    <meta:document-statistic meta:table-count="0" meta:image-count="0" meta:object-count="0" meta:page-count="1" meta:paragraph-count="18" meta:word-count="240" meta:character-count="1688" meta:non-whitespace-character-count="144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